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20000">
      <style:table-cell-properties style:text-align-source="value-type" style:repeat-content="false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3" style:family="table-cell" style:parent-style-name="Default" style:data-style-name="N10121">
      <style:table-cell-properties style:text-align-source="value-type" style:repeat-content="false" style:vertical-align="automatic" loext:vertical-justify="auto"/>
      <style:paragraph-properties css3t:text-justify="auto"/>
      <style:text-properties fo:color="#000000" fo:font-size="10pt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564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67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1</text:p>
          </table:table-cell>
          <table:table-cell office:value-type="float" office:value="27.75" calcext:value-type="float">
            <text:p>27.75</text:p>
          </table:table-cell>
          <table:table-cell table:style-name="ce3"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.6</text:p>
          </table:table-cell>
          <table:table-cell table:style-name="ce3"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18</text:p>
          </table:table-cell>
          <table:table-cell office:value-type="float" office:value="10.5" calcext:value-type="float">
            <text:p>10.5</text:p>
          </table:table-cell>
          <table:table-cell table:style-name="ce3"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6</text:p>
          </table:table-cell>
          <table:table-cell office:value-type="float" office:value="25.9292" calcext:value-type="float">
            <text:p>25.9292</text:p>
          </table:table-cell>
          <table:table-cell table:style-name="ce3"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.3375</text:p>
          </table:table-cell>
          <table:table-cell table:style-name="ce3"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table:style-name="ce3"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table:style-name="ce3"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.5542</text:p>
          </table:table-cell>
          <table:table-cell table:style-name="ce3"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table:style-name="ce3"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.275</text:p>
          </table:table-cell>
          <table:table-cell table:style-name="ce3"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table:style-name="ce3"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9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5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4</text:p>
          </table:table-cell>
          <table:table-cell office:value-type="float" office:value="7.65" calcext:value-type="float">
            <text:p>7.65</text:p>
          </table:table-cell>
          <table:table-cell table:style-name="ce3"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table:style-name="ce3"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5</text:p>
          </table:table-cell>
          <table:table-cell office:value-type="float" office:value="25.9292" calcext:value-type="float">
            <text:p>25.9292</text:p>
          </table:table-cell>
          <table:table-cell table:style-name="ce3"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.5</text:p>
          </table:table-cell>
          <table:table-cell table:style-name="ce3"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68</text:p>
          </table:table-cell>
          <table:table-cell office:value-type="float" office:value="49.5" calcext:value-type="float">
            <text:p>49.5</text:p>
          </table:table-cell>
          <table:table-cell table:style-name="ce3"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table:style-name="ce3"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3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.5</text:p>
          </table:table-cell>
          <table:table-cell table:style-name="ce3"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.5</text:p>
          </table:table-cell>
          <table:table-cell table:style-name="ce3"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9</text:p>
          </table:table-cell>
          <table:table-cell office:value-type="float" office:value="51.4792" calcext:value-type="float">
            <text:p>51.4792</text:p>
          </table:table-cell>
          <table:table-cell table:style-name="ce3"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.3375</text:p>
          </table:table-cell>
          <table:table-cell table:style-name="ce3"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751</text:p>
          </table:table-cell>
          <table:table-cell office:value-type="float" office:value="52.5542" calcext:value-type="float">
            <text:p>52.5542</text:p>
          </table:table-cell>
          <table:table-cell table:style-name="ce3"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.9792</text:p>
          </table:table-cell>
          <table:table-cell table:style-name="ce3"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.25</text:p>
          </table:table-cell>
          <table:table-cell table:style-name="ce3"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3</text:p>
          </table:table-cell>
          <table:table-cell office:value-type="float" office:value="32.3208" calcext:value-type="float">
            <text:p>32.3208</text:p>
          </table:table-cell>
          <table:table-cell table:style-name="ce3"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1</text:p>
          </table:table-cell>
          <table:table-cell office:value-type="float" office:value="7.75" calcext:value-type="float">
            <text:p>7.75</text:p>
          </table:table-cell>
          <table:table-cell table:style-name="ce3"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1</text:p>
          </table:table-cell>
          <table:table-cell office:value-type="float" office:value="29.7" calcext:value-type="float">
            <text:p>29.7</text:p>
          </table:table-cell>
          <table:table-cell table:style-name="ce3"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764</text:p>
          </table:table-cell>
          <table:table-cell office:value-type="float" office:value="30.6958" calcext:value-type="float">
            <text:p>30.6958</text:p>
          </table:table-cell>
          <table:table-cell table:style-name="ce3"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table:style-name="ce3"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.65</text:p>
          </table:table-cell>
          <table:table-cell table:style-name="ce3"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.1</text:p>
          </table:table-cell>
          <table:table-cell table:style-name="ce3"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table:style-name="ce3"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table:style-name="ce3"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table:style-name="ce3"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.8667</text:p>
          </table:table-cell>
          <table:table-cell table:style-name="ce3"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B28</text:p>
          </table:table-cell>
          <table:table-cell table:style-name="Default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27</text:p>
          </table:table-cell>
          <table:table-cell office:value-type="float" office:value="25.5875" calcext:value-type="float">
            <text:p>25.5875</text:p>
          </table:table-cell>
          <table:table-cell table:style-name="ce3"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5</text:p>
          </table:table-cell>
          <table:table-cell office:value-type="float" office:value="39.6" calcext:value-type="float">
            <text:p>39.6</text:p>
          </table:table-cell>
          <table:table-cell table:style-name="ce3"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B28</text:p>
          </table:table-cell>
          <table:table-cell table:style-name="Default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74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table:style-name="ce3"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60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table:style-name="ce3"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.9583</text:p>
          </table:table-cell>
          <table:table-cell table:style-name="ce3"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.475</text:p>
          </table:table-cell>
          <table:table-cell table:style-name="ce3"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81</text:p>
          </table:table-cell>
          <table:table-cell office:value-type="float" office:value="151.55" calcext:value-type="float">
            <text:p>151.55</text:p>
          </table:table-cell>
          <table:table-cell table:style-name="ce3"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4</text:p>
          </table:table-cell>
          <table:table-cell office:value-type="float" office:value="29.7" calcext:value-type="float">
            <text:p>29.7</text:p>
          </table:table-cell>
          <table:table-cell table:style-name="ce3"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table:style-name="ce3"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9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267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.475</text:p>
          </table:table-cell>
          <table:table-cell table:style-name="ce3"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.1042</text:p>
          </table:table-cell>
          <table:table-cell table:style-name="ce3"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551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.475</text:p>
          </table:table-cell>
          <table:table-cell table:style-name="ce3"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4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.1583</text:p>
          </table:table-cell>
          <table:table-cell table:style-name="ce3"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3</text:p>
          </table:table-cell>
          <table:table-cell office:value-type="float" office:value="7.65" calcext:value-type="float">
            <text:p>7.65</text:p>
          </table:table-cell>
          <table:table-cell table:style-name="ce3"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.5</text:p>
          </table:table-cell>
          <table:table-cell table:style-name="ce3"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.2</text:p>
          </table:table-cell>
          <table:table-cell table:style-name="ce3"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table:style-name="ce3"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0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6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60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table:style-name="ce3"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.4625</text:p>
          </table:table-cell>
          <table:table-cell table:style-name="ce3"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table:style-name="ce3"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table:style-name="ce3"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.65</text:p>
          </table:table-cell>
          <table:table-cell table:style-name="ce3"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60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47</text:p>
          </table:table-cell>
          <table:table-cell office:value-type="float" office:value="78.2667" calcext:value-type="float">
            <text:p>78.2667</text:p>
          </table:table-cell>
          <table:table-cell table:style-name="ce3"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table:style-name="ce3"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table:style-name="ce3"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52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5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table:style-name="ce3"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6</text:p>
          </table:table-cell>
          <table:table-cell office:value-type="float" office:value="30.5" calcext:value-type="float">
            <text:p>30.5</text:p>
          </table:table-cell>
          <table:table-cell table:style-name="ce3"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369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5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81</text:p>
          </table:table-cell>
          <table:table-cell office:value-type="float" office:value="151.55" calcext:value-type="float">
            <text:p>151.55</text:p>
          </table:table-cell>
          <table:table-cell table:style-name="ce3"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.9</text:p>
          </table:table-cell>
          <table:table-cell table:style-name="ce3"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4</text:p>
          </table:table-cell>
          <table:table-cell office:value-type="float" office:value="30.5" calcext:value-type="float">
            <text:p>30.5</text:p>
          </table:table-cell>
          <table:table-cell table:style-name="ce3"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5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r. Peter Deni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5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table:style-name="ce3"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320</text:p>
          </table:table-cell>
          <table:table-cell office:value-type="float" office:value="38.5" calcext:value-type="float">
            <text:p>38.5</text:p>
          </table:table-cell>
          <table:table-cell table:style-name="ce3"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 table:style-name="ce3"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.1</text:p>
          </table:table-cell>
          <table:table-cell table:style-name="ce3"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.2875</text:p>
          </table:table-cell>
          <table:table-cell table:style-name="ce3"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 table:style-name="ce3"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table:style-name="ce3"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.3375</text:p>
          </table:table-cell>
          <table:table-cell table:style-name="ce3"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77</text:p>
          </table:table-cell>
          <table:table-cell office:value-type="float" office:value="78.85" calcext:value-type="float">
            <text:p>78.85</text:p>
          </table:table-cell>
          <table:table-cell table:style-name="ce3"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table:style-name="ce3"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81</text:p>
          </table:table-cell>
          <table:table-cell office:value-type="float" office:value="151.55" calcext:value-type="float">
            <text:p>151.55</text:p>
          </table:table-cell>
          <table:table-cell table:style-name="ce3"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13</text:p>
          </table:table-cell>
          <table:table-cell office:value-type="float" office:value="76.2917" calcext:value-type="float">
            <text:p>76.2917</text:p>
          </table:table-cell>
          <table:table-cell table:style-name="ce3"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4</text:p>
          </table:table-cell>
          <table:table-cell office:value-type="float" office:value="35.5" calcext:value-type="float">
            <text:p>35.5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.1583</text:p>
          </table:table-cell>
          <table:table-cell table:style-name="ce3"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3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table:style-name="ce3"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.1042</text:p>
          </table:table-cell>
          <table:table-cell table:style-name="ce3"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1</text:p>
          </table:table-cell>
          <table:table-cell office:value-type="float" office:value="7.65" calcext:value-type="float">
            <text:p>7.65</text:p>
          </table:table-cell>
          <table:table-cell table:style-name="ce3"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88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table:style-name="ce3"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.5</text:p>
          </table:table-cell>
          <table:table-cell table:style-name="ce3"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.8625</text:p>
          </table:table-cell>
          <table:table-cell table:style-name="ce3"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table:style-name="ce3"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table:style-name="ce3"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.5</text:p>
          </table:table-cell>
          <table:table-cell table:style-name="ce3"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1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8</text:p>
          </table:table-cell>
          <table:table-cell office:value-type="float" office:value="35.5" calcext:value-type="float">
            <text:p>35.5</text:p>
          </table:table-cell>
          <table:table-cell table:style-name="ce3"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table:style-name="ce3"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.9</text:p>
          </table:table-cell>
          <table:table-cell table:style-name="ce3"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.2875</text:p>
          </table:table-cell>
          <table:table-cell table:style-name="ce3"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table:style-name="ce3"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638</text:p>
          </table:table-cell>
          <table:table-cell office:value-type="float" office:value="81.8583" calcext:value-type="float">
            <text:p>81.8583</text:p>
          </table:table-cell>
          <table:table-cell table:style-name="ce3"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table:style-name="ce3"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table:style-name="ce3"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.275</text:p>
          </table:table-cell>
          <table:table-cell table:style-name="ce3"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 table:style-name="ce3"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table:style-name="ce3"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6</text:p>
          </table:table-cell>
          <table:table-cell office:value-type="float" office:value="53.1" calcext:value-type="float">
            <text:p>53.1</text:p>
          </table:table-cell>
          <table:table-cell table:style-name="ce3"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table:style-name="ce3"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7</text:p>
          </table:table-cell>
          <table:table-cell office:value-type="float" office:value="34.0208" calcext:value-type="float">
            <text:p>34.0208</text:p>
          </table:table-cell>
          <table:table-cell table:style-name="ce3"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751</text:p>
          </table:table-cell>
          <table:table-cell office:value-type="float" office:value="52.5542" calcext:value-type="float">
            <text:p>52.5542</text:p>
          </table:table-cell>
          <table:table-cell table:style-name="ce3"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47</text:p>
          </table:table-cell>
          <table:table-cell office:value-type="float" office:value="78.2667" calcext:value-type="float">
            <text:p>78.2667</text:p>
          </table:table-cell>
          <table:table-cell table:style-name="ce3"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table:style-name="ce3"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.5</text:p>
          </table:table-cell>
          <table:table-cell table:style-name="ce3"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67</text:p>
          </table:table-cell>
          <table:table-cell office:value-type="float" office:value="91.0792" calcext:value-type="float">
            <text:p>91.0792</text:p>
          </table:table-cell>
          <table:table-cell table:style-name="ce3"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table:style-name="ce3"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6</text:p>
          </table:table-cell>
          <table:table-cell office:value-type="float" office:value="53.1" calcext:value-type="float">
            <text:p>53.1</text:p>
          </table:table-cell>
          <table:table-cell table:style-name="ce3"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42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table:style-name="ce3"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49</text:p>
          </table:table-cell>
          <table:table-cell office:value-type="float" office:value="40.125" calcext:value-type="float">
            <text:p>40.125</text:p>
          </table:table-cell>
          <table:table-cell table:style-name="ce3"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table:style-name="ce3"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.5</text:p>
          </table:table-cell>
          <table:table-cell table:style-name="ce3"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.9792</text:p>
          </table:table-cell>
          <table:table-cell table:style-name="ce3"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table:style-name="ce3"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table:style-name="ce3"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.8625</text:p>
          </table:table-cell>
          <table:table-cell table:style-name="ce3"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table:style-name="ce3"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277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0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7</text:p>
          </table:table-cell>
          <table:table-cell office:value-type="float" office:value="30.5" calcext:value-type="float">
            <text:p>30.5</text:p>
          </table:table-cell>
          <table:table-cell table:style-name="ce3"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3</text:p>
          </table:table-cell>
          <table:table-cell office:value-type="float" office:value="35.5" calcext:value-type="float">
            <text:p>35.5</text:p>
          </table:table-cell>
          <table:table-cell table:style-name="ce3"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47</text:p>
          </table:table-cell>
          <table:table-cell office:value-type="float" office:value="35.5" calcext:value-type="float">
            <text:p>35.5</text:p>
          </table:table-cell>
          <table:table-cell table:style-name="ce3"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table:style-name="ce3"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table:style-name="ce3"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52</text:p>
          </table:table-cell>
          <table:table-cell office:value-type="float" office:value="26.2833" calcext:value-type="float">
            <text:p>26.2833</text:p>
          </table:table-cell>
          <table:table-cell table:style-name="ce3"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3</text:p>
          </table:table-cell>
          <table:table-cell office:value-type="float" office:value="28.5" calcext:value-type="float">
            <text:p>28.5</text:p>
          </table:table-cell>
          <table:table-cell table:style-name="ce3"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.4417</text:p>
          </table:table-cell>
          <table:table-cell table:style-name="ce3"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.1</text:p>
          </table:table-cell>
          <table:table-cell table:style-name="ce3"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.275</text:p>
          </table:table-cell>
          <table:table-cell table:style-name="ce3"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table:style-name="ce3"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.9583</text:p>
          </table:table-cell>
          <table:table-cell table:style-name="ce3"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88</text:p>
          </table:table-cell>
          <table:table-cell office:value-type="float" office:value="30.5" calcext:value-type="float">
            <text:p>30.5</text:p>
          </table:table-cell>
          <table:table-cell table:style-name="ce3"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240</text:p>
          </table:table-cell>
          <table:table-cell office:value-type="float" office:value="33.5" calcext:value-type="float">
            <text:p>33.5</text:p>
          </table:table-cell>
          <table:table-cell table:style-name="ce3"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28</text:p>
          </table:table-cell>
          <table:table-cell office:value-type="float" office:value="26.55" calcext:value-type="float">
            <text:p>26.55</text:p>
          </table:table-cell>
          <table:table-cell table:style-name="ce3"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table:style-name="ce3"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.6</text:p>
          </table:table-cell>
          <table:table-cell table:style-name="ce3"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table:style-name="ce3"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3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6593</text:p>
          </table:table-cell>
          <table:table-cell office:value-type="float" office:value="12.35" calcext:value-type="float">
            <text:p>12.35</text:p>
          </table:table-cell>
          <table:table-cell table:style-name="ce3"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.4625</text:p>
          </table:table-cell>
          <table:table-cell table:style-name="ce3"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table:style-name="ce3"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table:style-name="ce3"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.475</text:p>
          </table:table-cell>
          <table:table-cell table:style-name="ce3"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74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.65</text:p>
          </table:table-cell>
          <table:table-cell table:style-name="ce3"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67</text:p>
          </table:table-cell>
          <table:table-cell office:value-type="float" office:value="91.0792" calcext:value-type="float">
            <text:p>91.0792</text:p>
          </table:table-cell>
          <table:table-cell table:style-name="ce3"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760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.9792</text:p>
          </table:table-cell>
          <table:table-cell table:style-name="ce3"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.3583</text:p>
          </table:table-cell>
          <table:table-cell table:style-name="ce3"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table:style-name="ce3"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table:style-name="ce3"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.9583</text:p>
          </table:table-cell>
          <table:table-cell table:style-name="ce3"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11:01:39.217000000</meta:creation-date>
    <dc:date>2021-04-10T11:03:10.322000000</dc:date>
    <meta:editing-duration>PT1M31S</meta:editing-duration>
    <meta:editing-cycles>1</meta:editing-cycles>
    <meta:document-statistic meta:table-count="1" meta:cell-count="9838" meta:object-count="0"/>
    <meta:generator>LibreOffice/7.1.1.2$Windows_X86_64 LibreOffice_project/fe0b08f4af1bacafe4c7ecc87ce55bb426164676</meta:generator>
  </office:meta>
</office:document-meta>
</file>